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938cm" svg:height="12.324cm" svg:x="6.628cm" svg:y="15.963cm">
            <draw:object draw:notify-on-update-of-ranges="Tabelle1.B29:Tabelle1.L29 Tabelle1.A36:Tabelle1.A36 Tabelle1.B1:Tabelle1.L1 Tabelle1.B2:Tabelle1.L2 Tabelle1.B2:Tabelle1.L2 Tabelle1.A37:Tabelle1.A37 Tabelle1.B3:Tabelle1.L3 Tabelle1.B4:Tabelle1.L4 Tabelle1.B4:Tabelle1.L4 Tabelle1.A38:Tabelle1.A38 Tabelle1.B5:Tabelle1.L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855cm" svg:height="12.378cm" svg:x="26.922cm" svg:y="15.83cm">
            <draw:object draw:notify-on-update-of-ranges="Tabelle1.B29:Tabelle1.L29 Tabelle1.A36:Tabelle1.A36 Tabelle1.B7:Tabelle1.L7 Tabelle1.B8:Tabelle1.L8 Tabelle1.B8:Tabelle1.L8 Tabelle1.A37:Tabelle1.A37 Tabelle1.B9:Tabelle1.L9 Tabelle1.B10:Tabelle1.L10 Tabelle1.B10:Tabelle1.L10 Tabelle1.A38:Tabelle1.A38 Tabelle1.B11:Tabelle1.L11 Tabelle1.B12:Tabelle1.L12 Tabelle1.B12:Tabelle1.L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recall</text:p>
          </table:table-cell>
          <table:table-cell table:number-columns-repeated="11" office:value-type="float" office:value="0.998733333333334" calcext:value-type="float">
            <text:p>0,9987333333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table:number-columns-repeated="11" office:value-type="float" office:value="0.00188204344851215" calcext:value-type="float">
            <text:p>0,0018820434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table:number-columns-repeated="11" office:value-type="float" office:value="0.999293418029113" calcext:value-type="float">
            <text:p>0,999293418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table:number-columns-repeated="11" office:value-type="float" office:value="0.00106385090565019" calcext:value-type="float">
            <text:p>0,0010638509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04766957718869" calcext:value-type="float">
            <text:p>0,6047669577</text:p>
          </table:table-cell>
          <table:table-cell office:value-type="float" office:value="0.609874206340299" calcext:value-type="float">
            <text:p>0,6098742063</text:p>
          </table:table-cell>
          <table:table-cell office:value-type="float" office:value="0.61584778643203" calcext:value-type="float">
            <text:p>0,6158477864</text:p>
          </table:table-cell>
          <table:table-cell office:value-type="float" office:value="0.620187037328006" calcext:value-type="float">
            <text:p>0,6201870373</text:p>
          </table:table-cell>
          <table:table-cell office:value-type="float" office:value="0.62302382363284" calcext:value-type="float">
            <text:p>0,6230238236</text:p>
          </table:table-cell>
          <table:table-cell office:value-type="float" office:value="0.626295963427682" calcext:value-type="float">
            <text:p>0,6262959634</text:p>
          </table:table-cell>
          <table:table-cell office:value-type="float" office:value="0.62936686943054" calcext:value-type="float">
            <text:p>0,6293668694</text:p>
          </table:table-cell>
          <table:table-cell office:value-type="float" office:value="0.630835322813554" calcext:value-type="float">
            <text:p>0,6308353228</text:p>
          </table:table-cell>
          <table:table-cell office:value-type="float" office:value="0.634439783618774" calcext:value-type="float">
            <text:p>0,6344397836</text:p>
          </table:table-cell>
          <table:table-cell office:value-type="float" office:value="0.636408013288142" calcext:value-type="float">
            <text:p>0,6364080133</text:p>
          </table:table-cell>
          <table:table-cell office:value-type="float" office:value="0.636874790689322" calcext:value-type="float">
            <text:p>0,6368747907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330469154390923" calcext:value-type="float">
            <text:p>0,0330469154</text:p>
          </table:table-cell>
          <table:table-cell office:value-type="float" office:value="0.0331350558265099" calcext:value-type="float">
            <text:p>0,0331350558</text:p>
          </table:table-cell>
          <table:table-cell office:value-type="float" office:value="0.0326464058507307" calcext:value-type="float">
            <text:p>0,0326464059</text:p>
          </table:table-cell>
          <table:table-cell office:value-type="float" office:value="0.0310591527137367" calcext:value-type="float">
            <text:p>0,0310591527</text:p>
          </table:table-cell>
          <table:table-cell office:value-type="float" office:value="0.0318148588791374" calcext:value-type="float">
            <text:p>0,0318148589</text:p>
          </table:table-cell>
          <table:table-cell office:value-type="float" office:value="0.0310457838695295" calcext:value-type="float">
            <text:p>0,0310457839</text:p>
          </table:table-cell>
          <table:table-cell office:value-type="float" office:value="0.0311141818973921" calcext:value-type="float">
            <text:p>0,0311141819</text:p>
          </table:table-cell>
          <table:table-cell office:value-type="float" office:value="0.0307837661642591" calcext:value-type="float">
            <text:p>0,0307837662</text:p>
          </table:table-cell>
          <table:table-cell office:value-type="float" office:value="0.0304247534780358" calcext:value-type="float">
            <text:p>0,0304247535</text:p>
          </table:table-cell>
          <table:table-cell office:value-type="float" office:value="0.0304746075415674" calcext:value-type="float">
            <text:p>0,0304746075</text:p>
          </table:table-cell>
          <table:table-cell office:value-type="float" office:value="0.0304158132376142" calcext:value-type="float">
            <text:p>0,0304158132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352688508316504" calcext:value-type="float">
            <text:p>0,3526885083</text:p>
          </table:table-cell>
          <table:table-cell office:value-type="float" office:value="0.365400908312017" calcext:value-type="float">
            <text:p>0,3654009083</text:p>
          </table:table-cell>
          <table:table-cell office:value-type="float" office:value="0.376651729147718" calcext:value-type="float">
            <text:p>0,3766517291</text:p>
          </table:table-cell>
          <table:table-cell office:value-type="float" office:value="0.384729151360407" calcext:value-type="float">
            <text:p>0,3847291514</text:p>
          </table:table-cell>
          <table:table-cell office:value-type="float" office:value="0.39072479640768" calcext:value-type="float">
            <text:p>0,3907247964</text:p>
          </table:table-cell>
          <table:table-cell office:value-type="float" office:value="0.39657741459919" calcext:value-type="float">
            <text:p>0,3965774146</text:p>
          </table:table-cell>
          <table:table-cell office:value-type="float" office:value="0.401734943960451" calcext:value-type="float">
            <text:p>0,401734944</text:p>
          </table:table-cell>
          <table:table-cell office:value-type="float" office:value="0.405173415715355" calcext:value-type="float">
            <text:p>0,4051734157</text:p>
          </table:table-cell>
          <table:table-cell office:value-type="float" office:value="0.410825163489942" calcext:value-type="float">
            <text:p>0,4108251635</text:p>
          </table:table-cell>
          <table:table-cell office:value-type="float" office:value="0.414491448692329" calcext:value-type="float">
            <text:p>0,4144914487</text:p>
          </table:table-cell>
          <table:table-cell office:value-type="float" office:value="0.415185284938703" calcext:value-type="float">
            <text:p>0,4151852849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150695196604601" calcext:value-type="float">
            <text:p>0,0150695197</text:p>
          </table:table-cell>
          <table:table-cell office:value-type="float" office:value="0.0165319657936861" calcext:value-type="float">
            <text:p>0,0165319658</text:p>
          </table:table-cell>
          <table:table-cell office:value-type="float" office:value="0.0170140918770569" calcext:value-type="float">
            <text:p>0,0170140919</text:p>
          </table:table-cell>
          <table:table-cell office:value-type="float" office:value="0.0173166667738855" calcext:value-type="float">
            <text:p>0,0173166668</text:p>
          </table:table-cell>
          <table:table-cell office:value-type="float" office:value="0.0189001378053859" calcext:value-type="float">
            <text:p>0,0189001378</text:p>
          </table:table-cell>
          <table:table-cell office:value-type="float" office:value="0.0193147208982787" calcext:value-type="float">
            <text:p>0,0193147209</text:p>
          </table:table-cell>
          <table:table-cell office:value-type="float" office:value="0.0202154703702999" calcext:value-type="float">
            <text:p>0,0202154704</text:p>
          </table:table-cell>
          <table:table-cell office:value-type="float" office:value="0.0193174406803791" calcext:value-type="float">
            <text:p>0,0193174407</text:p>
          </table:table-cell>
          <table:table-cell office:value-type="float" office:value="0.0184200291233429" calcext:value-type="float">
            <text:p>0,0184200291</text:p>
          </table:table-cell>
          <table:table-cell office:value-type="float" office:value="0.018696136324647" calcext:value-type="float">
            <text:p>0,0186961363</text:p>
          </table:table-cell>
          <table:table-cell office:value-type="float" office:value="0.018604635509467" calcext:value-type="float">
            <text:p>0,0186046355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0352000382600212" calcext:value-type="float">
            <text:p>0,0352000383</text:p>
          </table:table-cell>
          <table:table-cell office:value-type="float" office:value="0.0580011792311348" calcext:value-type="float">
            <text:p>0,0580011792</text:p>
          </table:table-cell>
          <table:table-cell office:value-type="float" office:value="0.0761527824480714" calcext:value-type="float">
            <text:p>0,0761527824</text:p>
          </table:table-cell>
          <table:table-cell office:value-type="float" office:value="0.0893565570247569" calcext:value-type="float">
            <text:p>0,089356557</text:p>
          </table:table-cell>
          <table:table-cell office:value-type="float" office:value="0.0995696205932283" calcext:value-type="float">
            <text:p>0,0995696206</text:p>
          </table:table-cell>
          <table:table-cell office:value-type="float" office:value="0.108901148250992" calcext:value-type="float">
            <text:p>0,1089011483</text:p>
          </table:table-cell>
          <table:table-cell office:value-type="float" office:value="0.116840177260172" calcext:value-type="float">
            <text:p>0,1168401773</text:p>
          </table:table-cell>
          <table:table-cell office:value-type="float" office:value="0.122614282903979" calcext:value-type="float">
            <text:p>0,1226142829</text:p>
          </table:table-cell>
          <table:table-cell office:value-type="float" office:value="0.13101386559289" calcext:value-type="float">
            <text:p>0,1310138656</text:p>
          </table:table-cell>
          <table:table-cell office:value-type="float" office:value="0.136799312991782" calcext:value-type="float">
            <text:p>0,136799313</text:p>
          </table:table-cell>
          <table:table-cell office:value-type="float" office:value="0.137814789302697" calcext:value-type="float">
            <text:p>0,1378147893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228583349199951" calcext:value-type="float">
            <text:p>0,0228583349</text:p>
          </table:table-cell>
          <table:table-cell office:value-type="float" office:value="0.0244092401076567" calcext:value-type="float">
            <text:p>0,0244092401</text:p>
          </table:table-cell>
          <table:table-cell office:value-type="float" office:value="0.0246301110198688" calcext:value-type="float">
            <text:p>0,024630111</text:p>
          </table:table-cell>
          <table:table-cell office:value-type="float" office:value="0.0257613153143674" calcext:value-type="float">
            <text:p>0,0257613153</text:p>
          </table:table-cell>
          <table:table-cell office:value-type="float" office:value="0.02759304980527" calcext:value-type="float">
            <text:p>0,0275930498</text:p>
          </table:table-cell>
          <table:table-cell office:value-type="float" office:value="0.0293877321362044" calcext:value-type="float">
            <text:p>0,0293877321</text:p>
          </table:table-cell>
          <table:table-cell office:value-type="float" office:value="0.0301918480165206" calcext:value-type="float">
            <text:p>0,030191848</text:p>
          </table:table-cell>
          <table:table-cell office:value-type="float" office:value="0.0286149784115736" calcext:value-type="float">
            <text:p>0,0286149784</text:p>
          </table:table-cell>
          <table:table-cell office:value-type="float" office:value="0.027261955853117" calcext:value-type="float">
            <text:p>0,0272619559</text:p>
          </table:table-cell>
          <table:table-cell office:value-type="float" office:value="0.0275556657333513" calcext:value-type="float">
            <text:p>0,0275556657</text:p>
          </table:table-cell>
          <table:table-cell office:value-type="float" office:value="0.0273412246633753" calcext:value-type="float">
            <text:p>0,0273412247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0557292927255465" calcext:value-type="float">
            <text:p>0,0557292927</text:p>
          </table:table-cell>
          <table:table-cell office:value-type="float" office:value="0.0933421111641307" calcext:value-type="float">
            <text:p>0,0933421112</text:p>
          </table:table-cell>
          <table:table-cell office:value-type="float" office:value="0.117053541856757" calcext:value-type="float">
            <text:p>0,1170535419</text:p>
          </table:table-cell>
          <table:table-cell office:value-type="float" office:value="0.135859333961055" calcext:value-type="float">
            <text:p>0,135859334</text:p>
          </table:table-cell>
          <table:table-cell office:value-type="float" office:value="0.150517903730911" calcext:value-type="float">
            <text:p>0,1505179037</text:p>
          </table:table-cell>
          <table:table-cell office:value-type="float" office:value="0.160956890653622" calcext:value-type="float">
            <text:p>0,1609568907</text:p>
          </table:table-cell>
          <table:table-cell office:value-type="float" office:value="0.170316798082901" calcext:value-type="float">
            <text:p>0,1703167981</text:p>
          </table:table-cell>
          <table:table-cell office:value-type="float" office:value="0.173563496409728" calcext:value-type="float">
            <text:p>0,1735634964</text:p>
          </table:table-cell>
          <table:table-cell office:value-type="float" office:value="0.183652251124213" calcext:value-type="float">
            <text:p>0,1836522511</text:p>
          </table:table-cell>
          <table:table-cell office:value-type="float" office:value="0.189755448840194" calcext:value-type="float">
            <text:p>0,1897554488</text:p>
          </table:table-cell>
          <table:table-cell office:value-type="float" office:value="0.190939788016022" calcext:value-type="float">
            <text:p>0,190939788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381158408111898" calcext:value-type="float">
            <text:p>0,0381158408</text:p>
          </table:table-cell>
          <table:table-cell office:value-type="float" office:value="0.046360006232808" calcext:value-type="float">
            <text:p>0,0463600062</text:p>
          </table:table-cell>
          <table:table-cell office:value-type="float" office:value="0.0459599288853736" calcext:value-type="float">
            <text:p>0,0459599289</text:p>
          </table:table-cell>
          <table:table-cell office:value-type="float" office:value="0.0458692241425041" calcext:value-type="float">
            <text:p>0,0458692241</text:p>
          </table:table-cell>
          <table:table-cell office:value-type="float" office:value="0.0504651509227184" calcext:value-type="float">
            <text:p>0,0504651509</text:p>
          </table:table-cell>
          <table:table-cell office:value-type="float" office:value="0.0522612365729877" calcext:value-type="float">
            <text:p>0,0522612366</text:p>
          </table:table-cell>
          <table:table-cell office:value-type="float" office:value="0.050673965108266" calcext:value-type="float">
            <text:p>0,0506739651</text:p>
          </table:table-cell>
          <table:table-cell office:value-type="float" office:value="0.0483778648717148" calcext:value-type="float">
            <text:p>0,0483778649</text:p>
          </table:table-cell>
          <table:table-cell office:value-type="float" office:value="0.0476799499017644" calcext:value-type="float">
            <text:p>0,0476799499</text:p>
          </table:table-cell>
          <table:table-cell office:value-type="float" office:value="0.0470606434367678" calcext:value-type="float">
            <text:p>0,0470606434</text:p>
          </table:table-cell>
          <table:table-cell office:value-type="float" office:value="0.0468135618026379" calcext:value-type="float">
            <text:p>0,0468135618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table:number-columns-repeated="11" office:value-type="float" office:value="0.997880254087339" calcext:value-type="float">
            <text:p>0,9978802541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table:number-columns-repeated="11" office:value-type="float" office:value="0.00319155271695057" calcext:value-type="float">
            <text:p>0,0031915527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987665448429469" calcext:value-type="float">
            <text:p>0,9876654484</text:p>
          </table:table-cell>
          <table:table-cell office:value-type="float" office:value="0.98020036647378" calcext:value-type="float">
            <text:p>0,9802003665</text:p>
          </table:table-cell>
          <table:table-cell office:value-type="float" office:value="0.977649622547012" calcext:value-type="float">
            <text:p>0,9776496225</text:p>
          </table:table-cell>
          <table:table-cell office:value-type="float" office:value="0.975474340031707" calcext:value-type="float">
            <text:p>0,97547434</text:p>
          </table:table-cell>
          <table:table-cell office:value-type="float" office:value="0.973035148036581" calcext:value-type="float">
            <text:p>0,973035148</text:p>
          </table:table-cell>
          <table:table-cell office:value-type="float" office:value="0.971929947295585" calcext:value-type="float">
            <text:p>0,9719299473</text:p>
          </table:table-cell>
          <table:table-cell office:value-type="float" office:value="0.971524477361009" calcext:value-type="float">
            <text:p>0,9715244774</text:p>
          </table:table-cell>
          <table:table-cell office:value-type="float" office:value="0.970291681338107" calcext:value-type="float">
            <text:p>0,9702916813</text:p>
          </table:table-cell>
          <table:table-cell office:value-type="float" office:value="0.970447759284046" calcext:value-type="float">
            <text:p>0,9704477593</text:p>
          </table:table-cell>
          <table:table-cell office:value-type="float" office:value="0.969875720093422" calcext:value-type="float">
            <text:p>0,9698757201</text:p>
          </table:table-cell>
          <table:table-cell office:value-type="float" office:value="0.969926276210712" calcext:value-type="float">
            <text:p>0,9699262762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1154211089166" calcext:value-type="float">
            <text:p>0,0115421109</text:p>
          </table:table-cell>
          <table:table-cell office:value-type="float" office:value="0.012376298605853" calcext:value-type="float">
            <text:p>0,0123762986</text:p>
          </table:table-cell>
          <table:table-cell office:value-type="float" office:value="0.012756559824937" calcext:value-type="float">
            <text:p>0,0127565598</text:p>
          </table:table-cell>
          <table:table-cell office:value-type="float" office:value="0.0120250848247209" calcext:value-type="float">
            <text:p>0,0120250848</text:p>
          </table:table-cell>
          <table:table-cell office:value-type="float" office:value="0.0120238366881382" calcext:value-type="float">
            <text:p>0,0120238367</text:p>
          </table:table-cell>
          <table:table-cell office:value-type="float" office:value="0.0127198199865407" calcext:value-type="float">
            <text:p>0,01271982</text:p>
          </table:table-cell>
          <table:table-cell office:value-type="float" office:value="0.012445876619256" calcext:value-type="float">
            <text:p>0,0124458766</text:p>
          </table:table-cell>
          <table:table-cell office:value-type="float" office:value="0.0122536232542215" calcext:value-type="float">
            <text:p>0,0122536233</text:p>
          </table:table-cell>
          <table:table-cell office:value-type="float" office:value="0.0120373253480994" calcext:value-type="float">
            <text:p>0,0120373253</text:p>
          </table:table-cell>
          <table:table-cell office:value-type="float" office:value="0.012774449030823" calcext:value-type="float">
            <text:p>0,012774449</text:p>
          </table:table-cell>
          <table:table-cell office:value-type="float" office:value="0.0129177030606688" calcext:value-type="float">
            <text:p>0,0129177031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014670783794496" calcext:value-type="float">
            <text:p>0,0146707838</text:p>
          </table:table-cell>
          <table:table-cell office:value-type="float" office:value="0.0226602472981389" calcext:value-type="float">
            <text:p>0,0226602473</text:p>
          </table:table-cell>
          <table:table-cell office:value-type="float" office:value="0.0352520230393861" calcext:value-type="float">
            <text:p>0,035252023</text:p>
          </table:table-cell>
          <table:table-cell office:value-type="float" office:value="0.0428537800884586" calcext:value-type="float">
            <text:p>0,0428537801</text:p>
          </table:table-cell>
          <table:table-cell office:value-type="float" office:value="0.0486213374555458" calcext:value-type="float">
            <text:p>0,0486213375</text:p>
          </table:table-cell>
          <table:table-cell office:value-type="float" office:value="0.0568454058483625" calcext:value-type="float">
            <text:p>0,0568454058</text:p>
          </table:table-cell>
          <table:table-cell office:value-type="float" office:value="0.0633635564374433" calcext:value-type="float">
            <text:p>0,0633635564</text:p>
          </table:table-cell>
          <table:table-cell office:value-type="float" office:value="0.0716650693982302" calcext:value-type="float">
            <text:p>0,0716650694</text:p>
          </table:table-cell>
          <table:table-cell office:value-type="float" office:value="0.0783754800615666" calcext:value-type="float">
            <text:p>0,0783754801</text:p>
          </table:table-cell>
          <table:table-cell office:value-type="float" office:value="0.0838431771433708" calcext:value-type="float">
            <text:p>0,0838431771</text:p>
          </table:table-cell>
          <table:table-cell office:value-type="float" office:value="0.084689790589373" calcext:value-type="float">
            <text:p>0,0846897906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174163684573117" calcext:value-type="float">
            <text:p>0,0174163685</text:p>
          </table:table-cell>
          <table:table-cell office:value-type="float" office:value="0.0194818128712966" calcext:value-type="float">
            <text:p>0,0194818129</text:p>
          </table:table-cell>
          <table:table-cell office:value-type="float" office:value="0.0234673739015735" calcext:value-type="float">
            <text:p>0,0234673739</text:p>
          </table:table-cell>
          <table:table-cell office:value-type="float" office:value="0.0251241576876695" calcext:value-type="float">
            <text:p>0,0251241577</text:p>
          </table:table-cell>
          <table:table-cell office:value-type="float" office:value="0.0251040513473798" calcext:value-type="float">
            <text:p>0,0251040513</text:p>
          </table:table-cell>
          <table:table-cell office:value-type="float" office:value="0.0284048735490899" calcext:value-type="float">
            <text:p>0,0284048735</text:p>
          </table:table-cell>
          <table:table-cell office:value-type="float" office:value="0.0315749154870452" calcext:value-type="float">
            <text:p>0,0315749155</text:p>
          </table:table-cell>
          <table:table-cell office:value-type="float" office:value="0.0301532278061697" calcext:value-type="float">
            <text:p>0,0301532278</text:p>
          </table:table-cell>
          <table:table-cell office:value-type="float" office:value="0.0305439076137937" calcext:value-type="float">
            <text:p>0,0305439076</text:p>
          </table:table-cell>
          <table:table-cell office:value-type="float" office:value="0.0304938938290653" calcext:value-type="float">
            <text:p>0,0304938938</text:p>
          </table:table-cell>
          <table:table-cell office:value-type="float" office:value="0.0320208222259148" calcext:value-type="float">
            <text:p>0,0320208222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52828440498999" calcext:value-type="float">
            <text:p>0,7528284405</text:p>
          </table:table-cell>
          <table:table-cell office:value-type="float" office:value="0.756778952295315" calcext:value-type="float">
            <text:p>0,7567789523</text:p>
          </table:table-cell>
          <table:table-cell office:value-type="float" office:value="0.761387182937536" calcext:value-type="float">
            <text:p>0,7613871829</text:p>
          </table:table-cell>
          <table:table-cell office:value-type="float" office:value="0.764750767798332" calcext:value-type="float">
            <text:p>0,7647507678</text:p>
          </table:table-cell>
          <table:table-cell office:value-type="float" office:value="0.76688649233773" calcext:value-type="float">
            <text:p>0,7668864923</text:p>
          </table:table-cell>
          <table:table-cell office:value-type="float" office:value="0.7693878671785" calcext:value-type="float">
            <text:p>0,7693878672</text:p>
          </table:table-cell>
          <table:table-cell office:value-type="float" office:value="0.771704492577391" calcext:value-type="float">
            <text:p>0,7717044926</text:p>
          </table:table-cell>
          <table:table-cell office:value-type="float" office:value="0.772819879695084" calcext:value-type="float">
            <text:p>0,7728198797</text:p>
          </table:table-cell>
          <table:table-cell office:value-type="float" office:value="0.775534066606872" calcext:value-type="float">
            <text:p>0,7755340666</text:p>
          </table:table-cell>
          <table:table-cell office:value-type="float" office:value="0.77700434927687" calcext:value-type="float">
            <text:p>0,7770043493</text:p>
          </table:table-cell>
          <table:table-cell office:value-type="float" office:value="0.777354674148685" calcext:value-type="float">
            <text:p>0,7773546741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256637591158054" calcext:value-type="float">
            <text:p>0,0256637591</text:p>
          </table:table-cell>
          <table:table-cell office:value-type="float" office:value="0.0256219815941438" calcext:value-type="float">
            <text:p>0,0256219816</text:p>
          </table:table-cell>
          <table:table-cell office:value-type="float" office:value="0.0251298721463779" calcext:value-type="float">
            <text:p>0,0251298721</text:p>
          </table:table-cell>
          <table:table-cell office:value-type="float" office:value="0.0237390749313801" calcext:value-type="float">
            <text:p>0,0237390749</text:p>
          </table:table-cell>
          <table:table-cell office:value-type="float" office:value="0.0242394194508178" calcext:value-type="float">
            <text:p>0,0242394195</text:p>
          </table:table-cell>
          <table:table-cell office:value-type="float" office:value="0.023543428903624" calcext:value-type="float">
            <text:p>0,0235434289</text:p>
          </table:table-cell>
          <table:table-cell office:value-type="float" office:value="0.0234641377295535" calcext:value-type="float">
            <text:p>0,0234641377</text:p>
          </table:table-cell>
          <table:table-cell office:value-type="float" office:value="0.0231401158441365" calcext:value-type="float">
            <text:p>0,0231401158</text:p>
          </table:table-cell>
          <table:table-cell office:value-type="float" office:value="0.0228003627907523" calcext:value-type="float">
            <text:p>0,0228003628</text:p>
          </table:table-cell>
          <table:table-cell office:value-type="float" office:value="0.0228323043038" calcext:value-type="float">
            <text:p>0,0228323043</text:p>
          </table:table-cell>
          <table:table-cell office:value-type="float" office:value="0.0227860284572247" calcext:value-type="float">
            <text:p>0,0227860285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136.25904737" calcext:value-type="float">
            <text:p>136,25904737</text:p>
          </table:table-cell>
          <table:table-cell office:value-type="float" office:value="134.01074281" calcext:value-type="float">
            <text:p>134,01074281</text:p>
          </table:table-cell>
          <table:table-cell office:value-type="float" office:value="135.17079269" calcext:value-type="float">
            <text:p>135,17079269</text:p>
          </table:table-cell>
          <table:table-cell office:value-type="float" office:value="134.44396193" calcext:value-type="float">
            <text:p>134,44396193</text:p>
          </table:table-cell>
          <table:table-cell office:value-type="float" office:value="135.4778563" calcext:value-type="float">
            <text:p>135,4778563</text:p>
          </table:table-cell>
          <table:table-cell office:value-type="float" office:value="136.31943347" calcext:value-type="float">
            <text:p>136,31943347</text:p>
          </table:table-cell>
          <table:table-cell office:value-type="float" office:value="137.39425428" calcext:value-type="float">
            <text:p>137,39425428</text:p>
          </table:table-cell>
          <table:table-cell office:value-type="float" office:value="137.75051301" calcext:value-type="float">
            <text:p>137,75051301</text:p>
          </table:table-cell>
          <table:table-cell office:value-type="float" office:value="138.33242519" calcext:value-type="float">
            <text:p>138,33242519</text:p>
          </table:table-cell>
          <table:table-cell office:value-type="float" office:value="139.21574526" calcext:value-type="float">
            <text:p>139,21574526</text:p>
          </table:table-cell>
          <table:table-cell office:value-type="float" office:value="140.02577319" calcext:value-type="float">
            <text:p>140,02577319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8.17924107456925" calcext:value-type="float">
            <text:p>8,1792410746</text:p>
          </table:table-cell>
          <table:table-cell office:value-type="float" office:value="7.81295774016397" calcext:value-type="float">
            <text:p>7,8129577402</text:p>
          </table:table-cell>
          <table:table-cell office:value-type="float" office:value="8.01420221366223" calcext:value-type="float">
            <text:p>8,0142022137</text:p>
          </table:table-cell>
          <table:table-cell office:value-type="float" office:value="7.21097543060793" calcext:value-type="float">
            <text:p>7,2109754306</text:p>
          </table:table-cell>
          <table:table-cell office:value-type="float" office:value="8.25866104183098" calcext:value-type="float">
            <text:p>8,2586610418</text:p>
          </table:table-cell>
          <table:table-cell office:value-type="float" office:value="7.82547770760822" calcext:value-type="float">
            <text:p>7,8254777076</text:p>
          </table:table-cell>
          <table:table-cell office:value-type="float" office:value="8.77395898578545" calcext:value-type="float">
            <text:p>8,7739589858</text:p>
          </table:table-cell>
          <table:table-cell office:value-type="float" office:value="8.52196905937145" calcext:value-type="float">
            <text:p>8,5219690594</text:p>
          </table:table-cell>
          <table:table-cell office:value-type="float" office:value="8.02846138645166" calcext:value-type="float">
            <text:p>8,0284613865</text:p>
          </table:table-cell>
          <table:table-cell office:value-type="float" office:value="8.91807781422388" calcext:value-type="float">
            <text:p>8,9180778142</text:p>
          </table:table-cell>
          <table:table-cell office:value-type="float" office:value="9.1203816881581" calcext:value-type="float">
            <text:p>9,1203816882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11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ro-avg. POS/NEG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4:58:15.639480214</dc:date>
    <meta:generator>LibreOffice/4.2.8.2$Linux_X86_64 LibreOffice_project/420m0$Build-2</meta:generator>
    <meta:editing-duration>PT4M36S</meta:editing-duration>
    <meta:editing-cycles>3</meta:editing-cycles>
    <meta:document-statistic meta:table-count="1" meta:cell-count="3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2:Tabelle1.L2" chart:error-lower-range="Tabelle1.B2:Tabelle1.L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2:Tabelle1.L2" chart:error-lower-range="Tabelle1.B2:Tabelle1.L2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4:Tabelle1.L4" chart:error-lower-range="Tabelle1.B4:Tabelle1.L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4:Tabelle1.L4" chart:error-lower-range="Tabelle1.B4:Tabelle1.L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upper-range="Tabelle1.B2:Tabelle1.L2" chart:error-lower-range="Tabelle1.B2:Tabelle1.L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39cm" svg:height="12.325cm" xlink:href=".." xlink:type="simple" chart:class="chart:line" chart:style-name="ch1">
        <chart:title svg:x="7.571cm" svg:y="0.382cm" chart:style-name="ch2">
          <text:p>Einfluss auf Abdeckung</text:p>
        </chart:title>
        <chart:subtitle svg:x="2.332cm" svg:y="1.433cm" chart:style-name="ch3">
          <text:p>additiv steigender Trainingsdatensatz, POS, feste Testdaten: 300 Stück (100 pro Klasse)</text:p>
        </chart:subtitle>
        <chart:legend chart:legend-position="end" svg:x="15.182cm" svg:y="5.365cm" style:legend-expansion="high" chart:style-name="ch4"/>
        <chart:plot-area chart:style-name="ch5" table:cell-range-address="Tabelle1.B29:Tabelle1.L29 Tabelle1.A36:Tabelle1.A38 Tabelle1.B1:Tabelle1.L1 Tabelle1.B3:Tabelle1.L3 Tabelle1.B5:Tabelle1.L5" chart:data-source-has-labels="both" svg:x="1.409cm" svg:y="2.388cm" svg:width="13.375cm" svg:height="8.71cm">
          <chartooo:coordinate-region svg:x="2.692cm" svg:y="2.587cm" svg:width="11.72cm" svg:height="7.864cm"/>
          <chart:axis chart:dimension="x" chart:name="primary-x" chart:style-name="ch6" chartooo:axis-type="auto">
            <chartooo:date-scale/>
            <chart:title svg:x="6.16cm" svg:y="11.344cm" chart:style-name="ch7">
              <text:p>Anzahl der Trainingsdaten</text:p>
            </chart:title>
            <chart:categories table:cell-range-address="Tabelle1.B29:Tabelle1.L29"/>
          </chart:axis>
          <chart:axis chart:dimension="y" chart:name="primary-y" chart:style-name="ch6">
            <chart:title svg:x="0.451cm" svg:y="7.978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1:Tabelle1.L1" chart:label-cell-address="Tabelle1.A36:Tabelle1.A36" chart:class="chart:line">
            <chart:error-indicator chart:style-name="ch11" chart:dimension="y"/>
            <chart:data-point chart:repeated="11"/>
          </chart:series>
          <chart:series chart:style-name="ch12" chart:values-cell-range-address="Tabelle1.B3:Tabelle1.L3" chart:label-cell-address="Tabelle1.A37:Tabelle1.A37" chart:class="chart:line">
            <chart:error-indicator chart:style-name="ch13" chart:dimension="y"/>
            <chart:data-point chart:repeated="11"/>
          </chart:series>
          <chart:series chart:style-name="ch14" chart:values-cell-range-address="Tabelle1.B5:Tabelle1.L5" chart:label-cell-address="Tabelle1.A38:Tabelle1.A38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abelle1.B29:Tabelle1.L29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6:Tabelle1.A36</svg:desc>
                </draw:g>
              </table:table-cell>
              <table:table-cell office:value-type="float" office:value="0.998733333333334">
                <text:p>0.998733333333334</text:p>
                <draw:g>
                  <svg:desc>Tabelle1.B1:Tabelle1.L1</svg:desc>
                </draw:g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  <table:table-cell office:value-type="float" office:value="0.998733333333334">
                <text:p>0.998733333333334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188204344851215">
                <text:p>0.00188204344851215</text:p>
                <draw:g>
                  <svg:desc>Tabelle1.B2:Tabelle1.L2</svg:desc>
                </draw:g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188204344851215">
                <text:p>0.00188204344851215</text:p>
                <draw:g>
                  <svg:desc>Tabelle1.B2:Tabelle1.L2</svg:desc>
                </draw:g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  <table:table-cell office:value-type="float" office:value="0.00188204344851215">
                <text:p>0.00188204344851215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7:Tabelle1.A37</svg:desc>
                </draw:g>
              </table:table-cell>
              <table:table-cell office:value-type="float" office:value="0.999293418029113">
                <text:p>0.999293418029113</text:p>
                <draw:g>
                  <svg:desc>Tabelle1.B3:Tabelle1.L3</svg:desc>
                </draw:g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  <table:table-cell office:value-type="float" office:value="0.999293418029113">
                <text:p>0.99929341802911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106385090565019">
                <text:p>0.00106385090565019</text:p>
                <draw:g>
                  <svg:desc>Tabelle1.B4:Tabelle1.L4</svg:desc>
                </draw:g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106385090565019">
                <text:p>0.00106385090565019</text:p>
                <draw:g>
                  <svg:desc>Tabelle1.B4:Tabelle1.L4</svg:desc>
                </draw:g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  <table:table-cell office:value-type="float" office:value="0.00106385090565019">
                <text:p>0.00106385090565019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1">
                <text:p>1</text:p>
                <draw:g>
                  <svg:desc>Tabelle1.B5:Tabelle1.L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L8" chart:error-lower-range="Tabelle1.B8:Tabelle1.L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L8" chart:error-lower-range="Tabelle1.B8:Tabelle1.L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0:Tabelle1.L10" chart:error-lower-range="Tabelle1.B10:Tabelle1.L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0:Tabelle1.L10" chart:error-lower-range="Tabelle1.B10:Tabelle1.L10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12:Tabelle1.L12" chart:error-lower-range="Tabelle1.B12:Tabelle1.L1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2:Tabelle1.L12" chart:error-lower-range="Tabelle1.B12:Tabelle1.L12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856cm" svg:height="12.379cm" xlink:href=".." xlink:type="simple" chart:class="chart:line" chart:style-name="ch1">
        <chart:title svg:x="7.437cm" svg:y="0.383cm" chart:style-name="ch2">
          <text:p>Einfluss auf Genauigkeit</text:p>
        </chart:title>
        <chart:subtitle svg:x="2.291cm" svg:y="1.435cm" chart:style-name="ch3">
          <text:p>additiv steigender Trainingsdatensatz, POS, feste Testdaten: 300 Stück (100 pro Klasse)</text:p>
        </chart:subtitle>
        <chart:legend chart:legend-position="end" svg:x="15.099cm" svg:y="5.392cm" style:legend-expansion="high" chart:style-name="ch4"/>
        <chart:plot-area chart:style-name="ch5" table:cell-range-address="Tabelle1.B29:Tabelle1.L29 Tabelle1.A36:Tabelle1.A38 Tabelle1.B7:Tabelle1.L7 Tabelle1.B9:Tabelle1.L9 Tabelle1.B11:Tabelle1.L11" chart:data-source-has-labels="both" svg:x="1.408cm" svg:y="2.391cm" svg:width="13.294cm" svg:height="8.76cm">
          <chartooo:coordinate-region svg:x="2.135cm" svg:y="2.591cm" svg:width="12.195cm" svg:height="7.913cm"/>
          <chart:axis chart:dimension="x" chart:name="primary-x" chart:style-name="ch6" chartooo:axis-type="auto">
            <chartooo:date-scale/>
            <chart:title svg:x="6.119cm" svg:y="11.398cm" chart:style-name="ch7">
              <text:p>Anzahl der Trainingsdaten</text:p>
            </chart:title>
            <chart:categories table:cell-range-address="Tabelle1.B29:Tabelle1.L29"/>
          </chart:axis>
          <chart:axis chart:dimension="y" chart:name="primary-y" chart:style-name="ch6">
            <chart:title svg:x="0.451cm" svg:y="8.059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L7" chart:label-cell-address="Tabelle1.A36:Tabelle1.A36" chart:class="chart:line">
            <chart:error-indicator chart:style-name="ch11" chart:dimension="y"/>
            <chart:data-point chart:repeated="11"/>
          </chart:series>
          <chart:series chart:style-name="ch12" chart:values-cell-range-address="Tabelle1.B9:Tabelle1.L9" chart:label-cell-address="Tabelle1.A37:Tabelle1.A37" chart:class="chart:line">
            <chart:error-indicator chart:style-name="ch13" chart:dimension="y"/>
            <chart:data-point chart:repeated="11"/>
          </chart:series>
          <chart:series chart:style-name="ch14" chart:values-cell-range-address="Tabelle1.B11:Tabelle1.L11" chart:label-cell-address="Tabelle1.A38:Tabelle1.A38" chart:class="chart:line">
            <chart:error-indicator chart:style-name="ch15" chart:dimension="y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abelle1.B29:Tabelle1.L29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6:Tabelle1.A36</svg:desc>
                </draw:g>
              </table:table-cell>
              <table:table-cell office:value-type="float" office:value="0.604766957718869">
                <text:p>0.604766957718869</text:p>
                <draw:g>
                  <svg:desc>Tabelle1.B7:Tabelle1.L7</svg:desc>
                </draw:g>
              </table:table-cell>
              <table:table-cell office:value-type="float" office:value="0.609874206340299">
                <text:p>0.609874206340299</text:p>
              </table:table-cell>
              <table:table-cell office:value-type="float" office:value="0.61584778643203">
                <text:p>0.61584778643203</text:p>
              </table:table-cell>
              <table:table-cell office:value-type="float" office:value="0.620187037328006">
                <text:p>0.620187037328006</text:p>
              </table:table-cell>
              <table:table-cell office:value-type="float" office:value="0.62302382363284">
                <text:p>0.62302382363284</text:p>
              </table:table-cell>
              <table:table-cell office:value-type="float" office:value="0.626295963427682">
                <text:p>0.626295963427682</text:p>
              </table:table-cell>
              <table:table-cell office:value-type="float" office:value="0.62936686943054">
                <text:p>0.62936686943054</text:p>
              </table:table-cell>
              <table:table-cell office:value-type="float" office:value="0.630835322813554">
                <text:p>0.630835322813554</text:p>
              </table:table-cell>
              <table:table-cell office:value-type="float" office:value="0.634439783618774">
                <text:p>0.634439783618774</text:p>
              </table:table-cell>
              <table:table-cell office:value-type="float" office:value="0.636408013288142">
                <text:p>0.636408013288142</text:p>
              </table:table-cell>
              <table:table-cell office:value-type="float" office:value="0.636874790689322">
                <text:p>0.636874790689322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330469154390923">
                <text:p>0.0330469154390923</text:p>
                <draw:g>
                  <svg:desc>Tabelle1.B8:Tabelle1.L8</svg:desc>
                </draw:g>
              </table:table-cell>
              <table:table-cell office:value-type="float" office:value="0.0331350558265099">
                <text:p>0.0331350558265099</text:p>
              </table:table-cell>
              <table:table-cell office:value-type="float" office:value="0.0326464058507307">
                <text:p>0.0326464058507307</text:p>
              </table:table-cell>
              <table:table-cell office:value-type="float" office:value="0.0310591527137367">
                <text:p>0.0310591527137367</text:p>
              </table:table-cell>
              <table:table-cell office:value-type="float" office:value="0.0318148588791374">
                <text:p>0.0318148588791374</text:p>
              </table:table-cell>
              <table:table-cell office:value-type="float" office:value="0.0310457838695295">
                <text:p>0.0310457838695295</text:p>
              </table:table-cell>
              <table:table-cell office:value-type="float" office:value="0.0311141818973921">
                <text:p>0.0311141818973921</text:p>
              </table:table-cell>
              <table:table-cell office:value-type="float" office:value="0.0307837661642591">
                <text:p>0.0307837661642591</text:p>
              </table:table-cell>
              <table:table-cell office:value-type="float" office:value="0.0304247534780358">
                <text:p>0.0304247534780358</text:p>
              </table:table-cell>
              <table:table-cell office:value-type="float" office:value="0.0304746075415674">
                <text:p>0.0304746075415674</text:p>
              </table:table-cell>
              <table:table-cell office:value-type="float" office:value="0.0304158132376142">
                <text:p>0.0304158132376142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330469154390923">
                <text:p>0.0330469154390923</text:p>
                <draw:g>
                  <svg:desc>Tabelle1.B8:Tabelle1.L8</svg:desc>
                </draw:g>
              </table:table-cell>
              <table:table-cell office:value-type="float" office:value="0.0331350558265099">
                <text:p>0.0331350558265099</text:p>
              </table:table-cell>
              <table:table-cell office:value-type="float" office:value="0.0326464058507307">
                <text:p>0.0326464058507307</text:p>
              </table:table-cell>
              <table:table-cell office:value-type="float" office:value="0.0310591527137367">
                <text:p>0.0310591527137367</text:p>
              </table:table-cell>
              <table:table-cell office:value-type="float" office:value="0.0318148588791374">
                <text:p>0.0318148588791374</text:p>
              </table:table-cell>
              <table:table-cell office:value-type="float" office:value="0.0310457838695295">
                <text:p>0.0310457838695295</text:p>
              </table:table-cell>
              <table:table-cell office:value-type="float" office:value="0.0311141818973921">
                <text:p>0.0311141818973921</text:p>
              </table:table-cell>
              <table:table-cell office:value-type="float" office:value="0.0307837661642591">
                <text:p>0.0307837661642591</text:p>
              </table:table-cell>
              <table:table-cell office:value-type="float" office:value="0.0304247534780358">
                <text:p>0.0304247534780358</text:p>
              </table:table-cell>
              <table:table-cell office:value-type="float" office:value="0.0304746075415674">
                <text:p>0.0304746075415674</text:p>
              </table:table-cell>
              <table:table-cell office:value-type="float" office:value="0.0304158132376142">
                <text:p>0.0304158132376142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7:Tabelle1.A37</svg:desc>
                </draw:g>
              </table:table-cell>
              <table:table-cell office:value-type="float" office:value="0.352688508316504">
                <text:p>0.352688508316504</text:p>
                <draw:g>
                  <svg:desc>Tabelle1.B9:Tabelle1.L9</svg:desc>
                </draw:g>
              </table:table-cell>
              <table:table-cell office:value-type="float" office:value="0.365400908312017">
                <text:p>0.365400908312017</text:p>
              </table:table-cell>
              <table:table-cell office:value-type="float" office:value="0.376651729147718">
                <text:p>0.376651729147718</text:p>
              </table:table-cell>
              <table:table-cell office:value-type="float" office:value="0.384729151360407">
                <text:p>0.384729151360407</text:p>
              </table:table-cell>
              <table:table-cell office:value-type="float" office:value="0.39072479640768">
                <text:p>0.39072479640768</text:p>
              </table:table-cell>
              <table:table-cell office:value-type="float" office:value="0.39657741459919">
                <text:p>0.39657741459919</text:p>
              </table:table-cell>
              <table:table-cell office:value-type="float" office:value="0.401734943960451">
                <text:p>0.401734943960451</text:p>
              </table:table-cell>
              <table:table-cell office:value-type="float" office:value="0.405173415715355">
                <text:p>0.405173415715355</text:p>
              </table:table-cell>
              <table:table-cell office:value-type="float" office:value="0.410825163489942">
                <text:p>0.410825163489942</text:p>
              </table:table-cell>
              <table:table-cell office:value-type="float" office:value="0.414491448692329">
                <text:p>0.414491448692329</text:p>
              </table:table-cell>
              <table:table-cell office:value-type="float" office:value="0.415185284938703">
                <text:p>0.415185284938703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50695196604601">
                <text:p>0.0150695196604601</text:p>
                <draw:g>
                  <svg:desc>Tabelle1.B10:Tabelle1.L10</svg:desc>
                </draw:g>
              </table:table-cell>
              <table:table-cell office:value-type="float" office:value="0.0165319657936861">
                <text:p>0.0165319657936861</text:p>
              </table:table-cell>
              <table:table-cell office:value-type="float" office:value="0.0170140918770569">
                <text:p>0.0170140918770569</text:p>
              </table:table-cell>
              <table:table-cell office:value-type="float" office:value="0.0173166667738855">
                <text:p>0.0173166667738855</text:p>
              </table:table-cell>
              <table:table-cell office:value-type="float" office:value="0.0189001378053859">
                <text:p>0.0189001378053859</text:p>
              </table:table-cell>
              <table:table-cell office:value-type="float" office:value="0.0193147208982787">
                <text:p>0.0193147208982787</text:p>
              </table:table-cell>
              <table:table-cell office:value-type="float" office:value="0.0202154703702999">
                <text:p>0.0202154703702999</text:p>
              </table:table-cell>
              <table:table-cell office:value-type="float" office:value="0.0193174406803791">
                <text:p>0.0193174406803791</text:p>
              </table:table-cell>
              <table:table-cell office:value-type="float" office:value="0.0184200291233429">
                <text:p>0.0184200291233429</text:p>
              </table:table-cell>
              <table:table-cell office:value-type="float" office:value="0.018696136324647">
                <text:p>0.018696136324647</text:p>
              </table:table-cell>
              <table:table-cell office:value-type="float" office:value="0.018604635509467">
                <text:p>0.018604635509467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50695196604601">
                <text:p>0.0150695196604601</text:p>
                <draw:g>
                  <svg:desc>Tabelle1.B10:Tabelle1.L10</svg:desc>
                </draw:g>
              </table:table-cell>
              <table:table-cell office:value-type="float" office:value="0.0165319657936861">
                <text:p>0.0165319657936861</text:p>
              </table:table-cell>
              <table:table-cell office:value-type="float" office:value="0.0170140918770569">
                <text:p>0.0170140918770569</text:p>
              </table:table-cell>
              <table:table-cell office:value-type="float" office:value="0.0173166667738855">
                <text:p>0.0173166667738855</text:p>
              </table:table-cell>
              <table:table-cell office:value-type="float" office:value="0.0189001378053859">
                <text:p>0.0189001378053859</text:p>
              </table:table-cell>
              <table:table-cell office:value-type="float" office:value="0.0193147208982787">
                <text:p>0.0193147208982787</text:p>
              </table:table-cell>
              <table:table-cell office:value-type="float" office:value="0.0202154703702999">
                <text:p>0.0202154703702999</text:p>
              </table:table-cell>
              <table:table-cell office:value-type="float" office:value="0.0193174406803791">
                <text:p>0.0193174406803791</text:p>
              </table:table-cell>
              <table:table-cell office:value-type="float" office:value="0.0184200291233429">
                <text:p>0.0184200291233429</text:p>
              </table:table-cell>
              <table:table-cell office:value-type="float" office:value="0.018696136324647">
                <text:p>0.018696136324647</text:p>
              </table:table-cell>
              <table:table-cell office:value-type="float" office:value="0.018604635509467">
                <text:p>0.018604635509467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0.0352000382600212">
                <text:p>0.0352000382600212</text:p>
                <draw:g>
                  <svg:desc>Tabelle1.B11:Tabelle1.L11</svg:desc>
                </draw:g>
              </table:table-cell>
              <table:table-cell office:value-type="float" office:value="0.0580011792311348">
                <text:p>0.0580011792311348</text:p>
              </table:table-cell>
              <table:table-cell office:value-type="float" office:value="0.0761527824480714">
                <text:p>0.0761527824480714</text:p>
              </table:table-cell>
              <table:table-cell office:value-type="float" office:value="0.0893565570247569">
                <text:p>0.0893565570247569</text:p>
              </table:table-cell>
              <table:table-cell office:value-type="float" office:value="0.0995696205932283">
                <text:p>0.0995696205932283</text:p>
              </table:table-cell>
              <table:table-cell office:value-type="float" office:value="0.108901148250992">
                <text:p>0.108901148250992</text:p>
              </table:table-cell>
              <table:table-cell office:value-type="float" office:value="0.116840177260172">
                <text:p>0.116840177260172</text:p>
              </table:table-cell>
              <table:table-cell office:value-type="float" office:value="0.122614282903979">
                <text:p>0.122614282903979</text:p>
              </table:table-cell>
              <table:table-cell office:value-type="float" office:value="0.13101386559289">
                <text:p>0.13101386559289</text:p>
              </table:table-cell>
              <table:table-cell office:value-type="float" office:value="0.136799312991782">
                <text:p>0.136799312991782</text:p>
              </table:table-cell>
              <table:table-cell office:value-type="float" office:value="0.137814789302697">
                <text:p>0.137814789302697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228583349199951">
                <text:p>0.0228583349199951</text:p>
                <draw:g>
                  <svg:desc>Tabelle1.B12:Tabelle1.L12</svg:desc>
                </draw:g>
              </table:table-cell>
              <table:table-cell office:value-type="float" office:value="0.0244092401076567">
                <text:p>0.0244092401076567</text:p>
              </table:table-cell>
              <table:table-cell office:value-type="float" office:value="0.0246301110198688">
                <text:p>0.0246301110198688</text:p>
              </table:table-cell>
              <table:table-cell office:value-type="float" office:value="0.0257613153143674">
                <text:p>0.0257613153143674</text:p>
              </table:table-cell>
              <table:table-cell office:value-type="float" office:value="0.02759304980527">
                <text:p>0.02759304980527</text:p>
              </table:table-cell>
              <table:table-cell office:value-type="float" office:value="0.0293877321362044">
                <text:p>0.0293877321362044</text:p>
              </table:table-cell>
              <table:table-cell office:value-type="float" office:value="0.0301918480165206">
                <text:p>0.0301918480165206</text:p>
              </table:table-cell>
              <table:table-cell office:value-type="float" office:value="0.0286149784115736">
                <text:p>0.0286149784115736</text:p>
              </table:table-cell>
              <table:table-cell office:value-type="float" office:value="0.027261955853117">
                <text:p>0.027261955853117</text:p>
              </table:table-cell>
              <table:table-cell office:value-type="float" office:value="0.0275556657333513">
                <text:p>0.0275556657333513</text:p>
              </table:table-cell>
              <table:table-cell office:value-type="float" office:value="0.0273412246633753">
                <text:p>0.0273412246633753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228583349199951">
                <text:p>0.0228583349199951</text:p>
                <draw:g>
                  <svg:desc>Tabelle1.B12:Tabelle1.L12</svg:desc>
                </draw:g>
              </table:table-cell>
              <table:table-cell office:value-type="float" office:value="0.0244092401076567">
                <text:p>0.0244092401076567</text:p>
              </table:table-cell>
              <table:table-cell office:value-type="float" office:value="0.0246301110198688">
                <text:p>0.0246301110198688</text:p>
              </table:table-cell>
              <table:table-cell office:value-type="float" office:value="0.0257613153143674">
                <text:p>0.0257613153143674</text:p>
              </table:table-cell>
              <table:table-cell office:value-type="float" office:value="0.02759304980527">
                <text:p>0.02759304980527</text:p>
              </table:table-cell>
              <table:table-cell office:value-type="float" office:value="0.0293877321362044">
                <text:p>0.0293877321362044</text:p>
              </table:table-cell>
              <table:table-cell office:value-type="float" office:value="0.0301918480165206">
                <text:p>0.0301918480165206</text:p>
              </table:table-cell>
              <table:table-cell office:value-type="float" office:value="0.0286149784115736">
                <text:p>0.0286149784115736</text:p>
              </table:table-cell>
              <table:table-cell office:value-type="float" office:value="0.027261955853117">
                <text:p>0.027261955853117</text:p>
              </table:table-cell>
              <table:table-cell office:value-type="float" office:value="0.0275556657333513">
                <text:p>0.0275556657333513</text:p>
              </table:table-cell>
              <table:table-cell office:value-type="float" office:value="0.0273412246633753">
                <text:p>0.0273412246633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